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24cm" fo:margin-top="0cm" fo:margin-bottom="0cm" table:align="center" style:writing-mode="lr-tb"/>
    </style:style>
    <style:style style:name="Table1.A" style:family="table-column">
      <style:table-column-properties style:column-width="3.81cm"/>
    </style:style>
    <style:style style:name="Table1.D" style:family="table-column">
      <style:table-column-properties style:column-width="3.80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f4c75" fo:padding-left="0.191cm" fo:padding-right="0.191cm" fo:padding-top="0cm" fo:padding-bottom="0cm" fo:border="1.25pt solid #afc3d6" style:writing-mode="lr-tb">
        <style:background-image/>
      </style:table-cell-properties>
    </style:style>
    <style:style style:name="Table1.A2" style:family="table-cell">
      <style:table-cell-properties style:vertical-align="middle" fo:background-color="#1f6f8b" fo:padding-left="0.191cm" fo:padding-right="0.191cm" fo:padding-top="0cm" fo:padding-bottom="0cm" fo:border="1.25pt solid #afc3d6" style:writing-mode="lr-tb">
        <style:background-image/>
      </style:table-cell-properties>
    </style:style>
    <style:style style:name="Table1.A3" style:family="table-cell">
      <style:table-cell-properties style:vertical-align="middle" fo:background-color="#eef4fa" fo:padding-left="0.191cm" fo:padding-right="0.191cm" fo:padding-top="0cm" fo:padding-bottom="0cm" fo:border="1.25pt solid #afc3d6" style:writing-mode="lr-tb">
        <style:background-image/>
      </style:table-cell-properties>
    </style:style>
    <style:style style:name="Table1.A5" style:family="table-cell">
      <style:table-cell-properties style:vertical-align="middle" fo:background-color="#f4f7fa" fo:padding-left="0.191cm" fo:padding-right="0.191cm" fo:padding-top="0cm" fo:padding-bottom="0cm" fo:border="1.25pt solid #afc3d6" style:writing-mode="lr-tb">
        <style:background-image/>
      </style:table-cell-properties>
    </style:style>
    <style:style style:name="Table2" style:family="table">
      <style:table-properties style:width="15.24cm" fo:margin-top="0cm" fo:margin-bottom="0cm" table:align="center" style:writing-mode="lr-tb"/>
    </style:style>
    <style:style style:name="Table2.A" style:family="table-column">
      <style:table-column-properties style:column-width="5.0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f4c75" fo:padding-left="0.191cm" fo:padding-right="0.191cm" fo:padding-top="0cm" fo:padding-bottom="0cm" fo:border="1pt solid #afc3d6" style:writing-mode="lr-tb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2.C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2.A3" style:family="table-cell">
      <style:table-cell-properties style:vertical-align="middle" fo:background-color="#eef4fa" fo:padding-left="0.191cm" fo:padding-right="0.191cm" fo:padding-top="0cm" fo:padding-bottom="0cm" fo:border="1pt solid #afc3d6" style:writing-mode="lr-tb">
        <style:background-image/>
      </style:table-cell-properties>
    </style:style>
    <style:style style:name="Table2.A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2.B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2.C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3" style:family="table">
      <style:table-properties style:width="15.24cm" fo:margin-top="0cm" fo:margin-bottom="0cm" table:align="center" style:writing-mode="lr-tb"/>
    </style:style>
    <style:style style:name="Table3.A" style:family="table-column">
      <style:table-column-properties style:column-width="5.0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0f4c75" fo:padding-left="0.191cm" fo:padding-right="0.191cm" fo:padding-top="0cm" fo:padding-bottom="0cm" fo:border="1pt solid #afc3d6" style:writing-mode="lr-tb">
        <style:background-image/>
      </style:table-cell-properties>
    </style:style>
    <style:style style:name="Table3.A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3.A3" style:family="table-cell">
      <style:table-cell-properties style:vertical-align="middle" fo:background-color="#eef4fa" fo:padding-left="0.191cm" fo:padding-right="0.191cm" fo:padding-top="0cm" fo:padding-bottom="0cm" fo:border="1pt solid #afc3d6" style:writing-mode="lr-tb">
        <style:background-image/>
      </style:table-cell-properties>
    </style:style>
    <style:style style:name="Table3.A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3.B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3.C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4" style:family="table">
      <style:table-properties style:width="15.24cm" fo:margin-top="0cm" fo:margin-bottom="0cm" table:align="center" style:writing-mode="lr-tb"/>
    </style:style>
    <style:style style:name="Table4.A" style:family="table-column">
      <style:table-column-properties style:column-width="5.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0f4c75" fo:padding-left="0.191cm" fo:padding-right="0.191cm" fo:padding-top="0cm" fo:padding-bottom="0cm" fo:border="1pt solid #afc3d6" style:writing-mode="lr-tb">
        <style:background-image/>
      </style:table-cell-properties>
    </style:style>
    <style:style style:name="Table4.A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4.B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4.C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4.A3" style:family="table-cell">
      <style:table-cell-properties style:vertical-align="middle" fo:background-color="#eef4fa" fo:padding-left="0.191cm" fo:padding-right="0.191cm" fo:padding-top="0cm" fo:padding-bottom="0cm" fo:border="1pt solid #afc3d6" style:writing-mode="lr-tb">
        <style:background-image/>
      </style:table-cell-properties>
    </style:style>
    <style:style style:name="Table4.A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4.B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4.C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5" style:family="table">
      <style:table-properties style:width="15.24cm" fo:margin-top="0cm" fo:margin-bottom="0cm" table:align="center" style:writing-mode="lr-tb"/>
    </style:style>
    <style:style style:name="Table5.A" style:family="table-column">
      <style:table-column-properties style:column-width="3.048cm"/>
    </style:style>
    <style:style style:name="Table5.D" style:family="table-column">
      <style:table-column-properties style:column-width="3.256cm"/>
    </style:style>
    <style:style style:name="Table5.E" style:family="table-column">
      <style:table-column-properties style:column-width="2.8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0f4c75" fo:padding-left="0.191cm" fo:padding-right="0.191cm" fo:padding-top="0cm" fo:padding-bottom="0cm" fo:border="1pt solid #afc3d6" style:writing-mode="lr-tb">
        <style:background-image/>
      </style:table-cell-properties>
    </style:style>
    <style:style style:name="Table5.A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5.B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5.C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5.D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5.E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5.A3" style:family="table-cell">
      <style:table-cell-properties style:vertical-align="middle" fo:background-color="#eef4fa" fo:padding-left="0.191cm" fo:padding-right="0.191cm" fo:padding-top="0cm" fo:padding-bottom="0cm" fo:border="1pt solid #afc3d6" style:writing-mode="lr-tb">
        <style:background-image/>
      </style:table-cell-properties>
    </style:style>
    <style:style style:name="Table5.A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5.B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5.C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5.D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5.E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6" style:family="table">
      <style:table-properties style:width="15.24cm" fo:margin-top="0cm" fo:margin-bottom="0cm" table:align="center" style:writing-mode="lr-tb"/>
    </style:style>
    <style:style style:name="Table6.A" style:family="table-column">
      <style:table-column-properties style:column-width="5.0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0f4c75" fo:padding-left="0.191cm" fo:padding-right="0.191cm" fo:padding-top="0cm" fo:padding-bottom="0cm" fo:border="1pt solid #afc3d6" style:writing-mode="lr-tb">
        <style:background-image/>
      </style:table-cell-properties>
    </style:style>
    <style:style style:name="Table6.A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6.B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6.C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6.A3" style:family="table-cell">
      <style:table-cell-properties style:vertical-align="middle" fo:background-color="#eef4fa" fo:padding-left="0.191cm" fo:padding-right="0.191cm" fo:padding-top="0cm" fo:padding-bottom="0cm" fo:border="1pt solid #afc3d6" style:writing-mode="lr-tb">
        <style:background-image/>
      </style:table-cell-properties>
    </style:style>
    <style:style style:name="Table6.A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6.B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6.C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7" style:family="table">
      <style:table-properties style:width="15.24cm" fo:margin-top="0cm" fo:margin-bottom="0cm" table:align="center" style:writing-mode="lr-tb"/>
    </style:style>
    <style:style style:name="Table7.A" style:family="table-column">
      <style:table-column-properties style:column-width="5.08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0f4c75" fo:padding-left="0.191cm" fo:padding-right="0.191cm" fo:padding-top="0cm" fo:padding-bottom="0cm" fo:border="1pt solid #afc3d6" style:writing-mode="lr-tb">
        <style:background-image/>
      </style:table-cell-properties>
    </style:style>
    <style:style style:name="Table7.A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7.B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7.C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7.A3" style:family="table-cell">
      <style:table-cell-properties style:vertical-align="middle" fo:background-color="#eef4fa" fo:padding-left="0.191cm" fo:padding-right="0.191cm" fo:padding-top="0cm" fo:padding-bottom="0cm" fo:border="1pt solid #afc3d6" style:writing-mode="lr-tb">
        <style:background-image/>
      </style:table-cell-properties>
    </style:style>
    <style:style style:name="Table7.A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7.B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7.C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7.A6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7.B6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7.C6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8" style:family="table">
      <style:table-properties style:width="15.24cm" fo:margin-top="0cm" fo:margin-bottom="0cm" table:align="center" style:writing-mode="lr-tb"/>
    </style:style>
    <style:style style:name="Table8.A" style:family="table-column">
      <style:table-column-properties style:column-width="5.08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0f4c75" fo:padding-left="0.191cm" fo:padding-right="0.191cm" fo:padding-top="0cm" fo:padding-bottom="0cm" fo:border="1pt solid #afc3d6" style:writing-mode="lr-tb">
        <style:background-image/>
      </style:table-cell-properties>
    </style:style>
    <style:style style:name="Table8.A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8.B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8.C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8.A3" style:family="table-cell">
      <style:table-cell-properties style:vertical-align="middle" fo:background-color="#eef4fa" fo:padding-left="0.191cm" fo:padding-right="0.191cm" fo:padding-top="0cm" fo:padding-bottom="0cm" fo:border="1pt solid #afc3d6" style:writing-mode="lr-tb">
        <style:background-image/>
      </style:table-cell-properties>
    </style:style>
    <style:style style:name="Table8.A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8.B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8.C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8.A6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8.B6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8.C6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9" style:family="table">
      <style:table-properties style:width="15.24cm" fo:margin-top="0cm" fo:margin-bottom="0cm" table:align="center" style:writing-mode="lr-tb"/>
    </style:style>
    <style:style style:name="Table9.A" style:family="table-column">
      <style:table-column-properties style:column-width="5.08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#0f4c75" fo:padding-left="0.191cm" fo:padding-right="0.191cm" fo:padding-top="0cm" fo:padding-bottom="0cm" fo:border="1pt solid #afc3d6" style:writing-mode="lr-tb">
        <style:background-image/>
      </style:table-cell-properties>
    </style:style>
    <style:style style:name="Table9.A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9.B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9.C2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9.A3" style:family="table-cell">
      <style:table-cell-properties style:vertical-align="middle" fo:background-color="#eef4fa" fo:padding-left="0.191cm" fo:padding-right="0.191cm" fo:padding-top="0cm" fo:padding-bottom="0cm" fo:border="1pt solid #afc3d6" style:writing-mode="lr-tb">
        <style:background-image/>
      </style:table-cell-properties>
    </style:style>
    <style:style style:name="Table9.A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9.B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Table9.C4" style:family="table-cell">
      <style:table-cell-properties style:vertical-align="middle" fo:padding-left="0.191cm" fo:padding-right="0.191cm" fo:padding-top="0cm" fo:padding-bottom="0cm" fo:border="1pt solid #afc3d6" style:writing-mode="lr-tb"/>
    </style:style>
    <style:style style:name="P1" style:family="paragraph" style:parent-style-name="Heading_20_2">
      <style:paragraph-properties fo:keep-with-next="always"/>
    </style:style>
    <style:style style:name="P2" style:family="paragraph" style:parent-style-name="List_20_1" style:list-style-name="WWNum1"/>
    <style:style style:name="P3" style:family="paragraph" style:parent-style-name="Numbering_20_1" style:list-style-name="WWNum5"/>
    <style:style style:name="P4" style:family="paragraph" style:parent-style-name="Numbering_20_1" style:list-style-name="WWNum5">
      <style:text-properties officeooo:rsid="000bd642" officeooo:paragraph-rsid="000bd642"/>
    </style:style>
    <style:style style:name="P5" style:family="paragraph" style:parent-style-name="Heading_20_2">
      <style:paragraph-properties fo:keep-with-next="always"/>
      <style:text-properties officeooo:paragraph-rsid="000f991f"/>
    </style:style>
    <style:style style:name="P6" style:family="paragraph" style:parent-style-name="Standard">
      <style:text-properties officeooo:paragraph-rsid="000f991f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Heading_20_3">
      <style:paragraph-properties fo:keep-with-next="always"/>
    </style:style>
    <style:style style:name="P11" style:family="paragraph" style:parent-style-name="List_20_1" style:list-style-name="WWNum1">
      <style:text-properties officeooo:rsid="000df9ec" officeooo:paragraph-rsid="000df9ec"/>
    </style:style>
    <style:style style:name="P12" style:family="paragraph" style:parent-style-name="Standard">
      <style:text-properties officeooo:rsid="000f991f" officeooo:paragraph-rsid="000f991f"/>
    </style:style>
    <style:style style:name="P13" style:family="paragraph" style:parent-style-name="List_20_1" style:list-style-name="WWNum1">
      <style:text-properties style:font-name="Cambria" fo:font-size="11pt" officeooo:paragraph-rsid="000dbfdf" style:font-size-asian="11pt" style:font-size-complex="11pt"/>
    </style:style>
    <style:style style:name="P14" style:family="paragraph" style:parent-style-name="List_20_1" style:list-style-name="WWNum1">
      <style:text-properties style:font-name="Cambria" fo:font-size="11pt" style:font-size-asian="11pt" style:font-size-complex="11pt"/>
    </style:style>
    <style:style style:name="P15" style:family="paragraph" style:parent-style-name="Standard">
      <style:text-properties officeooo:paragraph-rsid="000dbfdf"/>
    </style:style>
    <style:style style:name="P16" style:family="paragraph" style:parent-style-name="Standard">
      <style:text-properties officeooo:rsid="000bd642" officeooo:paragraph-rsid="000dbfdf"/>
    </style:style>
    <style:style style:name="P17" style:family="paragraph" style:parent-style-name="Standard">
      <style:paragraph-properties fo:margin-left="0.635cm" fo:margin-top="0cm" fo:margin-bottom="0.212cm" style:contextual-spacing="false" fo:text-indent="-0.635cm" style:auto-text-indent="false"/>
    </style:style>
    <style:style style:name="T1" style:family="text">
      <style:text-properties officeooo:rsid="000bd642"/>
    </style:style>
    <style:style style:name="T2" style:family="text">
      <style:text-properties officeooo:rsid="0009ed72"/>
    </style:style>
    <style:style style:name="T3" style:family="text">
      <style:text-properties fo:color="#0b3954" loext:opacity="100%" style:font-name="Calibri" fo:font-size="11.5pt" fo:font-weight="bold" style:font-size-asian="11.5pt" style:font-weight-asian="bold"/>
    </style:style>
    <style:style style:name="T4" style:family="text">
      <style:text-properties fo:color="#4b5563" loext:opacity="100%" style:font-name="Calibri" fo:font-size="9.5pt" fo:font-weight="normal" style:font-size-asian="9.5pt" style:font-weight-asian="normal"/>
    </style:style>
    <style:style style:name="T5" style:family="text">
      <style:text-properties fo:color="#ffffff" loext:opacity="100%" style:font-name="Calibri" fo:font-size="12.5pt" fo:font-weight="bold" style:font-size-asian="12.5pt" style:font-weight-asian="bold"/>
    </style:style>
    <style:style style:name="T6" style:family="text">
      <style:text-properties fo:color="#ffffff" loext:opacity="100%" style:font-name="Calibri" fo:font-size="10.5pt" fo:font-weight="bold" style:font-size-asian="10.5pt" style:font-weight-asian="bold"/>
    </style:style>
    <style:style style:name="T7" style:family="text">
      <style:text-properties fo:color="#1f2937" loext:opacity="100%" style:font-name="Calibri" fo:font-size="9.5pt" fo:font-weight="normal" style:font-size-asian="9.5pt" style:font-weight-asian="normal"/>
    </style:style>
    <style:style style:name="T8" style:family="text">
      <style:text-properties fo:color="#4b5563" loext:opacity="100%" style:font-name="Calibri" fo:font-size="9pt" fo:font-style="italic" fo:font-weight="normal" style:font-size-asian="9pt" style:font-style-asian="italic" style:font-weight-asian="normal"/>
    </style:style>
    <style:style style:name="T9" style:family="text">
      <style:text-properties fo:color="#4b5563" loext:opacity="100%" style:font-name="Calibri" fo:font-size="10pt" fo:font-style="normal" fo:font-weight="normal" style:font-size-asian="10pt" style:font-style-asian="normal" style:font-weight-asian="normal"/>
    </style:style>
    <style:style style:name="T10" style:family="text">
      <style:text-properties fo:color="#ffffff" loext:opacity="100%" style:font-name="Calibri" fo:font-size="10pt" fo:font-style="normal" fo:font-weight="bold" style:font-size-asian="10pt" style:font-style-asian="normal" style:font-weight-asian="bold"/>
    </style:style>
    <style:style style:name="T11" style:family="text">
      <style:text-properties fo:color="#1f2937" loext:opacity="100%" style:font-name="Calibri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b7280" loext:opacity="100%" style:font-name="Calibri" fo:font-size="9pt" fo:font-style="italic" fo:font-weight="normal" style:font-size-asian="9pt" style:font-style-asian="italic" style:font-weight-asian="normal"/>
    </style:style>
    <style:style style:name="T13" style:family="text">
      <style:text-properties officeooo:rsid="000c0039"/>
    </style:style>
    <style:style style:name="T14" style:family="text">
      <style:text-properties fo:color="#0f4c75" loext:opacity="100%" style:font-name="Calibri" fo:font-size="10.5pt" fo:font-weight="bold" style:font-size-asian="10.5pt" style:font-weight-asian="bold"/>
    </style:style>
    <style:style style:name="T15" style:family="text">
      <style:text-properties fo:color="#1f2937" loext:opacity="100%" style:font-name="Calibri" fo:font-size="10pt" fo:font-weight="normal" style:font-size-asian="10pt" style:font-weight-asian="normal"/>
    </style:style>
    <style:style style:name="T16" style:family="text">
      <style:text-properties officeooo:rsid="000ca9be"/>
    </style:style>
    <style:style style:name="T17" style:family="text">
      <style:text-properties fo:color="#1f2937" loext:opacity="100%" style:font-name="Calibri" fo:font-size="10pt" fo:font-weight="normal" officeooo:rsid="000ca9be" style:font-size-asian="10pt" style:font-weight-asian="normal"/>
    </style:style>
    <style:style style:name="T18" style:family="text">
      <style:text-properties officeooo:rsid="000f991f"/>
    </style:style>
    <style:style style:name="T19" style:family="text">
      <style:text-properties officeooo:rsid="000df9ec"/>
    </style:style>
    <style:style style:name="T20" style:family="text">
      <style:text-properties style:font-name="Cambria" fo:font-size="11pt" officeooo:rsid="000cc6f9" style:font-size-asian="11pt" style:font-size-complex="11pt"/>
    </style:style>
    <style:style style:name="T21" style:family="text">
      <style:text-properties fo:font-variant="normal" fo:text-transform="none" fo:color="#1f2328" loext:opacity="100%" fo:letter-spacing="normal" fo:font-style="normal" fo:font-weight="normal" officeooo:rsid="000dbfdf"/>
    </style:style>
    <style:style style:name="T22" style:family="text">
      <style:text-properties fo:font-variant="normal" fo:text-transform="none" fo:color="#1f2328" loext:opacity="100%" fo:letter-spacing="normal" fo:font-style="normal" fo:font-weight="normal"/>
    </style:style>
    <style:style style:name="T23" style:family="text">
      <style:text-properties officeooo:rsid="000cc6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﻿Dose Response Pro v18.1: an in-browser software tool for dose-response meta-analysis and sensitivity workflows</text:p>
      <text:p text:style-name="Standard"/>
      <text:h text:style-name="P1" text:outline-level="2">Authors</text:h>
      <text:list xml:id="list1430920297" text:style-name="WWNum1">
        <text:list-item>
          <text:p text:style-name="P2">Mahmood Ahmad <text:span text:style-name="T1">(</text:span>1,2<text:span text:style-name="T1">)</text:span>, <text:span text:style-name="T1">Niraj Kumar (1), Bilaal Dar (3) Laiba Khan (1), Andrew Woo (4)</text:span></text:p>
        </text:list-item>
        <text:list-item>
          <text:p text:style-name="P2">Corresponding author: <text:span text:style-name="T2">Andrew Woo </text:span>(andy2709w@gmail.com<text:span text:style-name="T1">)</text:span></text:p>
        </text:list-item>
      </text:list>
      <text:p text:style-name="Standard"/>
      <text:h text:style-name="P1" text:outline-level="2">Affiliations</text:h>
      <text:list text:style-name="WWNum5">
        <text:list-item>
          <text:p text:style-name="P3">Royal Free Hospital</text:p>
        </text:list-item>
        <text:list-item>
          <text:p text:style-name="P3">Tahir Heart Institute Rabwah</text:p>
        </text:list-item>
        <text:list-item>
          <text:p text:style-name="P4">King’s College Medical School</text:p>
        </text:list-item>
        <text:list-item>
          <text:p text:style-name="P4">St George’s Medical School</text:p>
        </text:list-item>
      </text:list>
      <text:h text:style-name="P5" text:outline-level="2">Abstract</text:h>
      <text:p text:style-name="P6"/>
      <text:p text:style-name="Standard">Background: Dose-response evidence synthesis is difficult and requires repeated model fitting with heterogeneity checks to get to publication-quality visual output. Dose Response Pro v18.1 allows these workflows in a single HTML file.<text:line-break/><text:line-break/><text:line-break/>Methods: We have created this program as a standalone HTML and JavaScript single-page tool. The interface is easy to use and takes study-level data entry and CSV import. The model-parameter controls, live curve plotting, subgroup and sensitivity modules, and publication-bias views are all visible on the screen as clickable buttons. It uses export utilities, including R-oriented helper output.<text:line-break/><text:line-break/><text:line-break/>Results: The software was used to demonstrate our use cases in end-to-end browser workflows. This involved data input and then immediate model execution.<text:line-break/><text:line-break/><text:line-break/>Conclusions: Dose Response Pro v18.1 uses a browser-native workflow for evidence synthesis. It represents a quicker, validated way of doing this type of analysis. It is also easy to use. <text:line-break/></text:p>
      <text:p text:style-name="Standard"/>
      <text:p text:style-name="Standard"/>
      <text:p text:style-name="Standard"/>
      <text:p text:style-name="Standard"><text:soft-page-break/></text:p>
      <text:p text:style-name="P7"><text:span text:style-name="T3">Visual Abstract (Table-Only)</text:span></text:p>
      <text:p text:style-name="P7"><text:span text:style-name="T4"/>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8"><text:span text:style-name="T5">VISUAL ABSTRACT | Dose Response Pro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<text:span text:style-name="T6">1. Clinical Question</text:span></text:p>
          </table:table-cell>
          <table:table-cell table:style-name="Table1.A2" office:value-type="string">
            <text:p text:style-name="P8"><text:span text:style-name="T6">2. Data + Setup</text:span></text:p>
          </table:table-cell>
          <table:table-cell table:style-name="Table1.A2" office:value-type="string">
            <text:p text:style-name="P8"><text:span text:style-name="T6">3. Analysis Engine</text:span></text:p>
          </table:table-cell>
          <table:table-cell table:style-name="Table1.A2" office:value-type="string">
            <text:p text:style-name="P8"><text:span text:style-name="T6">4. Decision Output</text:span></text:p>
          </table:table-cell>
        </table:table-row>
        <table:table-row table:style-name="Table1.1">
          <table:table-cell table:style-name="Table1.A3" office:value-type="string">
            <text:p text:style-name="P8"><text:span text:style-name="T7">Targeted dose-response evidence synthesis objective</text:span></text:p>
          </table:table-cell>
          <table:table-cell table:style-name="Table1.A3" office:value-type="string">
            <text:p text:style-name="P8"><text:span text:style-name="T7">dose, effect, and variance fields prepared with validated inputs</text:span></text:p>
          </table:table-cell>
          <table:table-cell table:style-name="Table1.A3" office:value-type="string">
            <text:p text:style-name="P8"><text:span text:style-name="T7">Primary model + diagnostics + sensitivity reruns</text:span></text:p>
          </table:table-cell>
          <table:table-cell table:style-name="Table1.A3" office:value-type="string">
            <text:p text:style-name="P8"><text:span text:style-name="T7">Publication-ready interpretation and exports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6">Clarity</text:span></text:p>
          </table:table-cell>
          <table:table-cell table:style-name="Table1.A1" office:value-type="string">
            <text:p text:style-name="P8"><text:span text:style-name="T6">Balance</text:span></text:p>
          </table:table-cell>
          <table:table-cell table:style-name="Table1.A1" office:value-type="string">
            <text:p text:style-name="P8"><text:span text:style-name="T6">Verification</text:span></text:p>
          </table:table-cell>
          <table:table-cell table:style-name="Table1.A1" office:value-type="string">
            <text:p text:style-name="P8"><text:span text:style-name="T6">Benefit</text:span></text:p>
          </table:table-cell>
        </table:table-row>
        <table:table-row table:style-name="Table1.1">
          <table:table-cell table:style-name="Table1.A5" office:value-type="string">
            <text:p text:style-name="P8"><text:span text:style-name="T7">Transparent assumptions and plain-language outputs</text:span></text:p>
          </table:table-cell>
          <table:table-cell table:style-name="Table1.A5" office:value-type="string">
            <text:p text:style-name="P8"><text:span text:style-name="T7">Method strength versus uncertainty presented together</text:span></text:p>
          </table:table-cell>
          <table:table-cell table:style-name="Table1.A5" office:value-type="string">
            <text:p text:style-name="P8"><text:span text:style-name="T7">Traceable settings, diagnostics, and rerunnable states</text:span></text:p>
          </table:table-cell>
          <table:table-cell table:style-name="Table1.A5" office:value-type="string">
            <text:p text:style-name="P8"><text:span text:style-name="T7">Submission package designed for reviewer usability</text:span></text:p>
          </table:table-cell>
        </table:table-row>
      </table:table>
      <text:p text:style-name="P7"><text:span text:style-name="T8">Legend: Top row summarizes the analytic pipeline; bottom row summarizes interpretation values used to present results responsibly.</text:span></text:p>
      <text:p text:style-name="Standard"/>
      <text:p text:style-name="Standard"/>
      <text:h text:style-name="P1" text:outline-level="2">Keywords</text:h>
      <text:p text:style-name="Standard">dose-response meta-analysis; evidence synthesis; sensitivity analysis; subgroup analysis; browser software</text:p>
      <text:h text:style-name="P1" text:outline-level="2">Abbreviations and Symbols</text:h>
      <text:p text:style-name="Standard"><text:span text:style-name="T9">This glossary table supports rapid reviewer interpretation of symbols and abbreviations used in equations and tables.</text:span>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9"><text:span text:style-name="T10">Abbreviation/Symbol</text:span></text:p>
          </table:table-cell>
          <table:table-cell table:style-name="Table2.A1" office:value-type="string">
            <text:p text:style-name="P9"><text:span text:style-name="T10">Meaning</text:span></text:p>
          </table:table-cell>
          <table:table-cell table:style-name="Table2.A1" office:value-type="string">
            <text:p text:style-name="P9"><text:span text:style-name="T10">Use in manuscript</text:span></text:p>
          </table:table-cell>
        </table:table-row>
        <table:table-row table:style-name="Table2.1">
          <table:table-cell table:style-name="Table2.A2" office:value-type="string">
            <text:p text:style-name="P9"><text:span text:style-name="T11">CI</text:span></text:p>
          </table:table-cell>
          <table:table-cell table:style-name="Table2.B2" office:value-type="string">
            <text:p text:style-name="P9"><text:span text:style-name="T11">Confidence interval</text:span></text:p>
          </table:table-cell>
          <table:table-cell table:style-name="Table2.C2" office:value-type="string">
            <text:p text:style-name="P9"><text:span text:style-name="T11">Uncertainty around pooled estimates</text:span></text:p>
          </table:table-cell>
        </table:table-row>
        <table:table-row table:style-name="Table2.1">
          <table:table-cell table:style-name="Table2.A3" office:value-type="string">
            <text:p text:style-name="P9"><text:span text:style-name="T11">I²</text:span></text:p>
          </table:table-cell>
          <table:table-cell table:style-name="Table2.A3" office:value-type="string">
            <text:p text:style-name="P9"><text:span text:style-name="T11">Heterogeneity proportion</text:span></text:p>
          </table:table-cell>
          <table:table-cell table:style-name="Table2.A3" office:value-type="string">
            <text:p text:style-name="P9"><text:span text:style-name="T11">Between-study inconsistency</text:span></text:p>
          </table:table-cell>
        </table:table-row>
        <table:table-row table:style-name="Table2.1">
          <table:table-cell table:style-name="Table2.A4" office:value-type="string">
            <text:p text:style-name="P9"><text:span text:style-name="T11">τ²</text:span></text:p>
          </table:table-cell>
          <table:table-cell table:style-name="Table2.B4" office:value-type="string">
            <text:p text:style-name="P9"><text:span text:style-name="T11">Between-study variance</text:span></text:p>
          </table:table-cell>
          <table:table-cell table:style-name="Table2.C4" office:value-type="string">
            <text:p text:style-name="P9"><text:span text:style-name="T11">Random-effects variance</text:span></text:p>
          </table:table-cell>
        </table:table-row>
        <table:table-row table:style-name="Table2.1">
          <table:table-cell table:style-name="Table2.A3" office:value-type="string">
            <text:p text:style-name="P9"><text:span text:style-name="T11">w_i</text:span></text:p>
          </table:table-cell>
          <table:table-cell table:style-name="Table2.A3" office:value-type="string">
            <text:p text:style-name="P9"><text:span text:style-name="T11">Inverse-variance weight</text:span></text:p>
          </table:table-cell>
          <table:table-cell table:style-name="Table2.A3" office:value-type="string">
            <text:p text:style-name="P9"><text:span text:style-name="T11">Contribution of each study</text:span></text:p>
          </table:table-cell>
        </table:table-row>
      </table:table>
      <text:p text:style-name="Standard"><text:span text:style-name="T12">Legend: Symbols align with equation and workflow tables to improve traceability between methods and outputs.</text:span></text:p>
      <text:p text:style-name="Standard"/>
      <text:p text:style-name="Standard"/>
      <text:h text:style-name="P1" text:outline-level="2">Introduction</text:h>
      <text:p text:style-name="Standard">Dose-response synthesis is <text:span text:style-name="T13">is limited by the speed of </text:span>data preparation, model fitting, sensitivity checks, and reporting. <text:span text:style-name="T13">The analysis is often time consuming and usually needs knowledge of R or other complex stats programs. <text:s/></text:span><text:s/>Th<text:span text:style-name="T13">ese then increase</text:span> <text:span text:style-name="T13">create issues with data and</text:span> <text:span text:style-name="T13">this makes </text:span>protocol <text:span text:style-name="T13">deviations</text:span> harder to audit.</text:p>
      <text:p text:style-name="Standard"/>
      <text:p text:style-name="Standard"><text:soft-page-break/>Dose Response Pro v18.1 <text:span text:style-name="T13">makes all this easy in</text:span> a browser-native workflow for study-level dose analyses. The manuscript <text:span text:style-name="T13">is about </text:span>reproducible outputs rather than performance claims.</text:p>
      <text:p text:style-name="Standard"/>
      <text:h text:style-name="P1" text:outline-level="2">Methods</text:h>
      <text:h text:style-name="P10" text:outline-level="3">Implementation</text:h>
      <text:p text:style-name="P7"><text:span text:style-name="T14">Table 4. Internal architecture at a glance</text:span></text:p>
      <table:table table:name="Table3" table:style-name="Table3">
        <table:table-column table:style-name="Table3.A" table:number-columns-repeated="3"/>
        <table:table-header-rows>
          <table:table-row table:style-name="Table3.1">
            <table:table-cell table:style-name="Table3.A1" office:value-type="string">
              <text:p text:style-name="P9"><text:span text:style-name="T6">Layer</text:span></text:p>
            </table:table-cell>
            <table:table-cell table:style-name="Table3.A1" office:value-type="string">
              <text:p text:style-name="P9"><text:span text:style-name="T6">Main Components</text:span></text:p>
            </table:table-cell>
            <table:table-cell table:style-name="Table3.A1" office:value-type="string">
              <text:p text:style-name="P9"><text:span text:style-name="T6">Role</text:span>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9"><text:span text:style-name="T15">Presentation</text:span></text:p>
          </table:table-cell>
          <table:table-cell table:style-name="Table3.B2" office:value-type="string">
            <text:p text:style-name="P9"><text:span text:style-name="T15">Forms, controls, charts</text:span></text:p>
          </table:table-cell>
          <table:table-cell table:style-name="Table3.C2" office:value-type="string">
            <text:p text:style-name="P9"><text:span text:style-name="T15">Supports transparent analyst interaction.</text:span></text:p>
          </table:table-cell>
        </table:table-row>
        <table:table-row table:style-name="Table3.1">
          <table:table-cell table:style-name="Table3.A3" office:value-type="string">
            <text:p text:style-name="P9"><text:span text:style-name="T15">Computation</text:span></text:p>
          </table:table-cell>
          <table:table-cell table:style-name="Table3.A3" office:value-type="string">
            <text:p text:style-name="P9"><text:span text:style-name="T15">Estimation and diagnostic engine</text:span></text:p>
          </table:table-cell>
          <table:table-cell table:style-name="Table3.A3" office:value-type="string">
            <text:p text:style-name="P9"><text:span text:style-name="T15">Produces primary and sensitivity outputs.</text:span></text:p>
          </table:table-cell>
        </table:table-row>
        <table:table-row table:style-name="Table3.1">
          <table:table-cell table:style-name="Table3.A4" office:value-type="string">
            <text:p text:style-name="P9"><text:span text:style-name="T15">Validation</text:span></text:p>
          </table:table-cell>
          <table:table-cell table:style-name="Table3.B4" office:value-type="string">
            <text:p text:style-name="P9"><text:span text:style-name="T15">Input/output checks</text:span></text:p>
          </table:table-cell>
          <table:table-cell table:style-name="Table3.C4" office:value-type="string">
            <text:p text:style-name="P9"><text:span text:style-name="T15">Prevents invalid states entering the report trail.</text:span></text:p>
          </table:table-cell>
        </table:table-row>
        <table:table-row table:style-name="Table3.1">
          <table:table-cell table:style-name="Table3.A3" office:value-type="string">
            <text:p text:style-name="P9"><text:span text:style-name="T15">Export</text:span></text:p>
          </table:table-cell>
          <table:table-cell table:style-name="Table3.A3" office:value-type="string">
            <text:p text:style-name="P9"><text:span text:style-name="T15">DOCX, figures, logs</text:span></text:p>
          </table:table-cell>
          <table:table-cell table:style-name="Table3.A3" office:value-type="string">
            <text:p text:style-name="P9"><text:span text:style-name="T15">Creates publication-ready package outputs.</text:span></text:p>
          </table:table-cell>
        </table:table-row>
      </table:table>
      <text:p text:style-name="P7"><text:span text:style-name="T8">Legend: Layered structure showing where interaction, computation, validation, and export are handled.</text:span></text:p>
      <text:p text:style-name="Standard"/>
      <text:p text:style-name="Standard">The tool executes fully in the browser. The runtime <text:span text:style-name="T13">is robust and does </text:span><text:s/>study-level input parsing, effect-size transformation, heterogeneity handling, dose-response model fitting, and chart/table rendering <text:span text:style-name="T13">with constant </text:span>UI feedback. This design <text:span text:style-name="T13">is for quick </text:span><text:s/>deployment <text:span text:style-name="T13">even in low resource environments while empowering</text:span> user-driven workflows.</text:p>
      <text:p text:style-name="Standard"/>
      <text:h text:style-name="P10" text:outline-level="3">Operation</text:h>
      <text:p text:style-name="P7"><text:span text:style-name="T14">Table 3. Operational workflow map for Dose Response Pro</text:span></text:p>
      <table:table table:name="Table4" table:style-name="Table4">
        <table:table-column table:style-name="Table4.A" table:number-columns-repeated="3"/>
        <table:table-header-rows>
          <table:table-row table:style-name="Table4.1">
            <table:table-cell table:style-name="Table4.A1" office:value-type="string">
              <text:p text:style-name="P9"><text:span text:style-name="T6">Stage</text:span></text:p>
            </table:table-cell>
            <table:table-cell table:style-name="Table4.A1" office:value-type="string">
              <text:p text:style-name="P9"><text:span text:style-name="T6">What Happens in the App</text:span></text:p>
            </table:table-cell>
            <table:table-cell table:style-name="Table4.A1" office:value-type="string">
              <text:p text:style-name="P9"><text:span text:style-name="T6">Reviewer Checkpoint</text:span>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9"><text:span text:style-name="T15">Input</text:span></text:p>
          </table:table-cell>
          <table:table-cell table:style-name="Table4.B2" office:value-type="string">
            <text:p text:style-name="P9"><text:span text:style-name="T15">dose, effect, and variance fields are imported or entered.</text:span></text:p>
          </table:table-cell>
          <table:table-cell table:style-name="Table4.C2" office:value-type="string">
            <text:p text:style-name="P9"><text:span text:style-name="T15">Required variables present and valid.</text:span></text:p>
          </table:table-cell>
        </table:table-row>
        <table:table-row table:style-name="Table4.1">
          <table:table-cell table:style-name="Table4.A3" office:value-type="string">
            <text:p text:style-name="P9"><text:span text:style-name="T15">Configure</text:span></text:p>
          </table:table-cell>
          <table:table-cell table:style-name="Table4.A3" office:value-type="string">
            <text:p text:style-name="P9"><text:span text:style-name="T15">Model assumptions and options are set.</text:span></text:p>
          </table:table-cell>
          <table:table-cell table:style-name="Table4.A3" office:value-type="string">
            <text:p text:style-name="P9"><text:span text:style-name="T15">Configuration is methodologically consistent.</text:span></text:p>
          </table:table-cell>
        </table:table-row>
        <table:table-row table:style-name="Table4.1">
          <table:table-cell table:style-name="Table4.A4" office:value-type="string">
            <text:p text:style-name="P9"><text:span text:style-name="T15">Analyze</text:span></text:p>
          </table:table-cell>
          <table:table-cell table:style-name="Table4.B4" office:value-type="string">
            <text:p text:style-name="P9"><text:span text:style-name="T15">Core dose-response evidence synthesis computations run.</text:span></text:p>
          </table:table-cell>
          <table:table-cell table:style-name="Table4.C4" office:value-type="string">
            <text:p text:style-name="P9"><text:span text:style-name="T15">Diagnostics and uncertainty outputs are reviewed.</text:span></text:p>
          </table:table-cell>
        </table:table-row>
        <table:table-row table:style-name="Table4.1">
          <table:table-cell table:style-name="Table4.A3" office:value-type="string">
            <text:p text:style-name="P9"><text:span text:style-name="T15">Export</text:span></text:p>
          </table:table-cell>
          <table:table-cell table:style-name="Table4.A3" office:value-type="string">
            <text:p text:style-name="P9"><text:span text:style-name="T15">Reports and artifacts are generated.</text:span></text:p>
          </table:table-cell>
          <table:table-cell table:style-name="Table4.A3" office:value-type="string">
            <text:p text:style-name="P9"><text:span text:style-name="T15">Submission files are complete and traceable.</text:span></text:p>
          </table:table-cell>
        </table:table-row>
      </table:table>
      <text:p text:style-name="P7"><text:span text:style-name="T8">Legend: Sequential user actions that transform raw input into validated analytic outputs.</text:span></text:p>
      <text:p text:style-name="Standard"/>
      <text:list text:continue-list="list1430920297" text:style-name="WWNum1">
        <text:list-item>
          <text:p text:style-name="P2">Launch dose-response-pro.html in a modern browser (or <text:s/>from the app directory using python -m http.server 8000).</text:p>
        </text:list-item>
        <text:list-item>
          <text:p text:style-name="P2"><text:soft-page-break/>Import the demonstration dataset or enter study rows manually <text:span text:style-name="T13">yourself </text:span>, including dose, effect, and variance-related fields.</text:p>
        </text:list-item>
        <text:list-item>
          <text:p text:style-name="P2">Configure model options (functional form, heterogeneity assumptions, and sensitivity settings) and execute the analysis <text:span text:style-name="T13">yourself. </text:span></text:p>
        </text:list-item>
        <text:list-item>
          <text:p text:style-name="P2"><text:span text:style-name="T16">User can look at</text:span> curve fit, pooled estimates, and diagnostics, then export outputs for reporting and independent verification</text:p>
        </text:list-item>
      </text:list>
      <text:p text:style-name="Standard"/>
      <text:h text:style-name="P10" text:outline-level="3">Core equations</text:h>
      <text:p text:style-name="P7"><text:span text:style-name="T14">Table 1. Equation guide and variable definitions</text:span></text:p>
      <table:table table:name="Table5" table:style-name="Table5">
        <table:table-column table:style-name="Table5.A" table:number-columns-repeated="3"/>
        <table:table-column table:style-name="Table5.D"/>
        <table:table-column table:style-name="Table5.E"/>
        <table:table-header-rows>
          <table:table-row table:style-name="Table5.1">
            <table:table-cell table:style-name="Table5.A1" office:value-type="string">
              <text:p text:style-name="P9"><text:span text:style-name="T6">Eq.</text:span></text:p>
            </table:table-cell>
            <table:table-cell table:style-name="Table5.A1" office:value-type="string">
              <text:p text:style-name="P9"><text:span text:style-name="T6">Role</text:span></text:p>
            </table:table-cell>
            <table:table-cell table:style-name="Table5.A1" office:value-type="string">
              <text:p text:style-name="P9"><text:span text:style-name="T6">Expression</text:span></text:p>
            </table:table-cell>
            <table:table-cell table:style-name="Table5.A1" office:value-type="string">
              <text:p text:style-name="P9"><text:span text:style-name="T6">Purpose</text:span></text:p>
            </table:table-cell>
            <table:table-cell table:style-name="Table5.A1" office:value-type="string">
              <text:p text:style-name="P9"><text:span text:style-name="T6">Key symbols</text:span>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9"><text:span text:style-name="T15">1</text:span></text:p>
          </table:table-cell>
          <table:table-cell table:style-name="Table5.B2" office:value-type="string">
            <text:p text:style-name="P9"><text:span text:style-name="T15">Dose-response meta-regression model</text:span></text:p>
          </table:table-cell>
          <table:table-cell table:style-name="Table5.C2" office:value-type="string">
            <text:p text:style-name="P9"><text:span text:style-name="T15">y_i = \beta_0 + \beta_1 d_i + \beta_2 d_i^2 + u_i + \varepsilon_i</text:span></text:p>
          </table:table-cell>
          <table:table-cell table:style-name="Table5.D2" office:value-type="string">
            <text:p text:style-name="P9"><text:span text:style-name="T17">For </text:span><text:span text:style-name="T15">the dose-effect functional form used to estimate the primary curve.</text:span></text:p>
          </table:table-cell>
          <table:table-cell table:style-name="Table5.E2" office:value-type="string">
            <text:p text:style-name="P9"><text:span text:style-name="T15">Q: heterogeneity statistic; df: degrees of freedom.</text:span></text:p>
          </table:table-cell>
        </table:table-row>
        <table:table-row table:style-name="Table5.1">
          <table:table-cell table:style-name="Table5.A3" office:value-type="string">
            <text:p text:style-name="P9"><text:span text:style-name="T15">2</text:span></text:p>
          </table:table-cell>
          <table:table-cell table:style-name="Table5.A3" office:value-type="string">
            <text:p text:style-name="P9"><text:span text:style-name="T15">Random-effects variance structure</text:span></text:p>
          </table:table-cell>
          <table:table-cell table:style-name="Table5.A3" office:value-type="string">
            <text:p text:style-name="P9"><text:span text:style-name="T15">u_i \sim \mathcal{N}(0,\tau^2), \; \varepsilon_i \sim \mathcal{N}(0,v_i)</text:span></text:p>
          </table:table-cell>
          <table:table-cell table:style-name="Table5.A3" office:value-type="string">
            <text:p text:style-name="P9"><text:span text:style-name="T17">For defining </text:span><text:span text:style-name="T15"><text:s/>between-study variability and within-study error assumptions for uncertainty estimation.</text:span></text:p>
          </table:table-cell>
          <table:table-cell table:style-name="Table5.A3" office:value-type="string">
            <text:p text:style-name="P9"><text:span text:style-name="T15">tau^2: between-study variance; v_i: within-study variance.</text:span></text:p>
          </table:table-cell>
        </table:table-row>
        <table:table-row table:style-name="Table5.1">
          <table:table-cell table:style-name="Table5.A4" office:value-type="string">
            <text:p text:style-name="P9"><text:span text:style-name="T15">3</text:span></text:p>
          </table:table-cell>
          <table:table-cell table:style-name="Table5.B4" office:value-type="string">
            <text:p text:style-name="P9"><text:span text:style-name="T15">Random-effects pooled estimator</text:span></text:p>
          </table:table-cell>
          <table:table-cell table:style-name="Table5.C4" office:value-type="string">
            <text:p text:style-name="P9"><text:span text:style-name="T15">\hat{\theta} = \frac{\sum_i w_i \theta_i}{\sum_i w_i}, \quad w_i = \frac{1}{v_i + \tau^2}</text:span></text:p>
          </table:table-cell>
          <table:table-cell table:style-name="Table5.D4" office:value-type="string">
            <text:p text:style-name="P9"><text:span text:style-name="T17">To calculate</text:span><text:span text:style-name="T15"> the pooled effect as a precision-weighted average under heterogeneity.</text:span></text:p>
          </table:table-cell>
          <table:table-cell table:style-name="Table5.E4" office:value-type="string">
            <text:p text:style-name="P9"><text:span text:style-name="T15">w_i: inverse-variance weight under random-effects model.</text:span></text:p>
          </table:table-cell>
        </table:table-row>
      </table:table>
      <text:p text:style-name="P7"><text:span text:style-name="T8">Legend: Each equation is labeled with operational purpose and symbol meaning for rapid methodological review.</text:span></text:p>
      <text:p text:style-name="Standard"/>
      <text:p text:style-name="Standard">See Table 1 for the equation guide and variable definitions.</text:p>
      <text:h text:style-name="P10" text:outline-level="3">Reproducibility and validation</text:h>
      <text:p text:style-name="P7"><text:span text:style-name="T14">Table 2. R validation evidence and reproducibility checks</text:span></text:p>
      <table:table table:name="Table6" table:style-name="Table6">
        <table:table-column table:style-name="Table6.A" table:number-columns-repeated="3"/>
        <table:table-header-rows>
          <table:table-row table:style-name="Table6.1">
            <table:table-cell table:style-name="Table6.A1" office:value-type="string">
              <text:p text:style-name="P9"><text:span text:style-name="T6">Validation dimension</text:span></text:p>
            </table:table-cell>
            <table:table-cell table:style-name="Table6.A1" office:value-type="string">
              <text:p text:style-name="P9"><text:span text:style-name="T6">Evidence summary</text:span></text:p>
            </table:table-cell>
            <table:table-cell table:style-name="Table6.A1" office:value-type="string">
              <text:p text:style-name="P9"><text:span text:style-name="T6">Artifact source</text:span>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9"><text:span text:style-name="T15">Comparator environment</text:span></text:p>
          </table:table-cell>
          <table:table-cell table:style-name="Table6.B2" office:value-type="string">
            <text:p text:style-name="P9"><text:span text:style-name="T15">R version 4.5.2 (2025-10-31 ucrt); dosresmeta 2.2.0, metafor 4.8.0, mvmeta 1.0.3</text:span></text:p>
          </table:table-cell>
          <table:table-cell table:style-name="Table6.C2" office:value-type="string">
            <text:p text:style-name="P9"><text:span text:style-name="T15">tests/r_validation_results.json</text:span></text:p>
          </table:table-cell>
        </table:table-row>
        <table:table-row table:style-name="Table6.1">
          <table:table-cell table:style-name="Table6.A3" office:value-type="string">
            <text:p text:style-name="P9"><text:span text:style-name="T15">Validation scope</text:span></text:p>
          </table:table-cell>
          <table:table-cell table:style-name="Table6.A3" office:value-type="string">
            <text:p text:style-name="P9"><text:span text:style-name="T15">3 scenarios; passed=3, failed=0.</text:span></text:p>
          </table:table-cell>
          <table:table-cell table:style-name="Table6.A3" office:value-type="string">
            <text:p text:style-name="P9"><text:span text:style-name="T15">tests/r_validation_results.json</text:span></text:p>
          </table:table-cell>
        </table:table-row>
        <table:table-row table:style-name="Table6.1">
          <table:table-cell table:style-name="Table6.A4" office:value-type="string">
            <text:p text:style-name="P9"><text:span text:style-name="T15">Agreement summary</text:span></text:p>
          </table:table-cell>
          <table:table-cell table:style-name="Table6.B4" office:value-type="string">
            <text:p text:style-name="P9"><text:span text:style-name="T15">overall_pass=True; max |beta diff|=7.56e-06, |SE diff|=4.38e-06, |tau^2 diff|=6.65e-09.</text:span></text:p>
          </table:table-cell>
          <table:table-cell table:style-name="Table6.C4" office:value-type="string">
            <text:p text:style-name="P9"><text:span text:style-name="T15">tests/r_validation_results.json</text:span></text:p>
          </table:table-cell>
        </table:table-row>
        <table:table-row table:style-name="Table6.1">
          <table:table-cell table:style-name="Table6.A3" office:value-type="string">
            <text:p text:style-name="P9"><text:span text:style-name="T15">Tolerance criteria</text:span></text:p>
          </table:table-cell>
          <table:table-cell table:style-name="Table6.A3" office:value-type="string">
            <text:p text:style-name="P9"><text:span text:style-name="T15">beta &lt;= 0.02; SE &lt;= 0.05; tau^2 &lt;= 0.02.</text:span></text:p>
          </table:table-cell>
          <table:table-cell table:style-name="Table6.A3" office:value-type="string">
            <text:p text:style-name="P9"><text:span text:style-name="T15">tests/r_validation_results.json</text:span></text:p>
          </table:table-cell>
        </table:table-row>
      </table:table>
      <text:p text:style-name="P7"><text:soft-page-break/><text:span text:style-name="T8">Legend: App-specific validation evidence extracted from local R-comparison artifacts in each project directory.</text:span></text:p>
      <text:p text:style-name="Standard"/>
      <text:p text:style-name="Standard"><text:span text:style-name="T16">The program uses</text:span> user-configurable parameters and exportable outputs. <text:span text:style-name="T16">We carried out the </text:span><text:s/>demonstration workflows <text:span text:style-name="T16">using </text:span><text:s/>fixed settings. <text:span text:style-name="T16">This was to</text:span> confirm stable behavior across reruns. <text:span text:style-name="T16">The </text:span>figure generation wa<text:span text:style-name="T16">s always</text:span> full-page captures for consistent interpretation.</text:p>
      <text:p text:style-name="Standard"/>
      <text:p text:style-name="Standard">R validation evidence is provided in Table 2.</text:p>
      <text:h text:style-name="P10" text:outline-level="3">Core functionality exposed in the interface</text:h>
      <text:list text:continue-numbering="true" text:style-name="WWNum1">
        <text:list-item>
          <text:p text:style-name="P2">Interactive data ingestion and validation controls</text:p>
        </text:list-item>
        <text:list-item>
          <text:p text:style-name="P2">Configurable analysis models with sensitivity options</text:p>
        </text:list-item>
        <text:list-item>
          <text:p text:style-name="P2">Integrated visualization panels for interpretive review</text:p>
        </text:list-item>
        <text:list-item>
          <text:p text:style-name="P2">Export pathways for reporting and reproducibility artifacts</text:p>
        </text:list-item>
      </text:list>
      <text:p text:style-name="Standard"/>
      <text:h text:style-name="P1" text:outline-level="2">Use cases</text:h>
      <text:h text:style-name="P10" text:outline-level="3">Demonstration dataset used for manuscript walkthrough</text:h>
      <text:p text:style-name="P7"><text:span text:style-name="T14">Table 5. Data journey from import to model output</text:span></text:p>
      <table:table table:name="Table7" table:style-name="Table7">
        <table:table-column table:style-name="Table7.A" table:number-columns-repeated="3"/>
        <table:table-header-rows>
          <table:table-row table:style-name="Table7.1">
            <table:table-cell table:style-name="Table7.A1" office:value-type="string">
              <text:p text:style-name="P9"><text:span text:style-name="T6">Pipeline Step</text:span></text:p>
            </table:table-cell>
            <table:table-cell table:style-name="Table7.A1" office:value-type="string">
              <text:p text:style-name="P9"><text:span text:style-name="T6">Transformation</text:span></text:p>
            </table:table-cell>
            <table:table-cell table:style-name="Table7.A1" office:value-type="string">
              <text:p text:style-name="P9"><text:span text:style-name="T6">Deliverable</text:span>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9"><text:span text:style-name="T15">Source</text:span></text:p>
          </table:table-cell>
          <table:table-cell table:style-name="Table7.B2" office:value-type="string">
            <text:p text:style-name="P9"><text:span text:style-name="T15">Raw dose, effect, and variance fields loaded.</text:span></text:p>
          </table:table-cell>
          <table:table-cell table:style-name="Table7.C2" office:value-type="string">
            <text:p text:style-name="P9"><text:span text:style-name="T15">In-app working dataset.</text:span></text:p>
          </table:table-cell>
        </table:table-row>
        <table:table-row table:style-name="Table7.1">
          <table:table-cell table:style-name="Table7.A3" office:value-type="string">
            <text:p text:style-name="P9"><text:span text:style-name="T15">Validation</text:span></text:p>
          </table:table-cell>
          <table:table-cell table:style-name="Table7.A3" office:value-type="string">
            <text:p text:style-name="P9"><text:span text:style-name="T15">Type/range/completeness checks.</text:span></text:p>
          </table:table-cell>
          <table:table-cell table:style-name="Table7.A3" office:value-type="string">
            <text:p text:style-name="P9"><text:span text:style-name="T15">Clean analysis-ready input table.</text:span></text:p>
          </table:table-cell>
        </table:table-row>
        <table:table-row table:style-name="Table7.1">
          <table:table-cell table:style-name="Table7.A4" office:value-type="string">
            <text:p text:style-name="P9"><text:span text:style-name="T15">Transformation</text:span></text:p>
          </table:table-cell>
          <table:table-cell table:style-name="Table7.B4" office:value-type="string">
            <text:p text:style-name="P9"><text:span text:style-name="T15">Effect-size and variance preparation.</text:span></text:p>
          </table:table-cell>
          <table:table-cell table:style-name="Table7.C4" office:value-type="string">
            <text:p text:style-name="P9"><text:span text:style-name="T15">Model-ready analytic variables.</text:span></text:p>
          </table:table-cell>
        </table:table-row>
        <table:table-row table:style-name="Table7.1">
          <table:table-cell table:style-name="Table7.A3" office:value-type="string">
            <text:p text:style-name="P9"><text:span text:style-name="T15">Estimation</text:span></text:p>
          </table:table-cell>
          <table:table-cell table:style-name="Table7.A3" office:value-type="string">
            <text:p text:style-name="P9"><text:span text:style-name="T15">Primary model and diagnostics.</text:span></text:p>
          </table:table-cell>
          <table:table-cell table:style-name="Table7.A3" office:value-type="string">
            <text:p text:style-name="P9"><text:span text:style-name="T15">Pooled estimates with uncertainty.</text:span></text:p>
          </table:table-cell>
        </table:table-row>
        <table:table-row table:style-name="Table7.1">
          <table:table-cell table:style-name="Table7.A6" office:value-type="string">
            <text:p text:style-name="P9"><text:span text:style-name="T15">Packaging</text:span></text:p>
          </table:table-cell>
          <table:table-cell table:style-name="Table7.B6" office:value-type="string">
            <text:p text:style-name="P9"><text:span text:style-name="T15">Figure/table/report generation.</text:span></text:p>
          </table:table-cell>
          <table:table-cell table:style-name="Table7.C6" office:value-type="string">
            <text:p text:style-name="P9"><text:span text:style-name="T15">Submission-ready evidence package.</text:span></text:p>
          </table:table-cell>
        </table:table-row>
      </table:table>
      <text:p text:style-name="P7"><text:span text:style-name="T8">Legend: Data-flow checkpoints from source records to analysis-ready and report-ready artifacts.</text:span></text:p>
      <text:p text:style-name="Standard"/>
      <text:list text:continue-numbering="true" text:style-name="WWNum1">
        <text:list-item>
          <text:p text:style-name="P2">Dataset profile: Dose-response demo dataset with multiple dose levels per study (continuous dose and binary outcome fields)</text:p>
        </text:list-item>
        <text:list-item>
          <text:p text:style-name="P2">Rationale: a demo dataset <text:span text:style-name="T16">for </text:span><text:s/>reproducible method demonstration and easier reviewer verification.</text:p>
        </text:list-item>
      </text:list>
      <text:p text:style-name="Standard"/>
      <text:h text:style-name="P10" text:outline-level="3">Use case 1: Demo dose-response reproduction</text:h>
      <text:p text:style-name="Standard">Workflow:</text:p>
      <text:list text:continue-numbering="true" text:style-name="WWNum1">
        <text:list-item>
          <text:p text:style-name="P2"><text:soft-page-break/>Open the app and import the demo CSV </text:p>
        </text:list-item>
        <text:list-item>
          <text:p text:style-name="P2">Run the primary model with default heterogeneity settings.</text:p>
        </text:list-item>
        <text:list-item>
          <text:p text:style-name="P2"><text:span text:style-name="T16">Review </text:span><text:s/>the live dose-response curve and model coefficient panel.</text:p>
        </text:list-item>
        <text:list-item>
          <text:p text:style-name="P2">Export the summary table and R helper code <text:span text:style-name="T16">if you need </text:span>independent verification.</text:p>
        </text:list-item>
      </text:list>
      <text:p text:style-name="Standard">Expected outputs:</text:p>
      <text:list text:continue-numbering="true" text:style-name="WWNum1">
        <text:list-item>
          <text:p text:style-name="P2">Model fit summary with effect estimates and uncertainty</text:p>
        </text:list-item>
        <text:list-item>
          <text:p text:style-name="P2">Dose-response visualization </text:p>
          <text:p text:style-name="P2"/>
        </text:list-item>
      </text:list>
      <text:p text:style-name="Standard"/>
      <text:h text:style-name="P10" text:outline-level="3">Use case 2: Sensitivity and subgroup stress test</text:h>
      <text:p text:style-name="P7"><text:span text:style-name="T14">Table 6. Analysis lifecycle and iteration logic</text:span></text:p>
      <table:table table:name="Table8" table:style-name="Table8">
        <table:table-column table:style-name="Table8.A" table:number-columns-repeated="3"/>
        <table:table-header-rows>
          <table:table-row table:style-name="Table8.1">
            <table:table-cell table:style-name="Table8.A1" office:value-type="string">
              <text:p text:style-name="P9"><text:span text:style-name="T6">Lifecycle Phase</text:span></text:p>
            </table:table-cell>
            <table:table-cell table:style-name="Table8.A1" office:value-type="string">
              <text:p text:style-name="P9"><text:span text:style-name="T6">Primary Action</text:span></text:p>
            </table:table-cell>
            <table:table-cell table:style-name="Table8.A1" office:value-type="string">
              <text:p text:style-name="P9"><text:span text:style-name="T6">Decision Output</text:span>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9"><text:span text:style-name="T15">Plan</text:span></text:p>
          </table:table-cell>
          <table:table-cell table:style-name="Table8.B2" office:value-type="string">
            <text:p text:style-name="P9"><text:span text:style-name="T15">Define dose-response evidence synthesis objective and assumptions.</text:span></text:p>
          </table:table-cell>
          <table:table-cell table:style-name="Table8.C2" office:value-type="string">
            <text:p text:style-name="P9"><text:span text:style-name="T15">Protocol-aligned model setup.</text:span></text:p>
          </table:table-cell>
        </table:table-row>
        <table:table-row table:style-name="Table8.1">
          <table:table-cell table:style-name="Table8.A3" office:value-type="string">
            <text:p text:style-name="P9"><text:span text:style-name="T15">Execute</text:span></text:p>
          </table:table-cell>
          <table:table-cell table:style-name="Table8.A3" office:value-type="string">
            <text:p text:style-name="P9"><text:span text:style-name="T15">Run primary analysis and diagnostics.</text:span></text:p>
          </table:table-cell>
          <table:table-cell table:style-name="Table8.A3" office:value-type="string">
            <text:p text:style-name="P9"><text:span text:style-name="T15">Core effect estimates.</text:span></text:p>
          </table:table-cell>
        </table:table-row>
        <table:table-row table:style-name="Table8.1">
          <table:table-cell table:style-name="Table8.A4" office:value-type="string">
            <text:p text:style-name="P9"><text:span text:style-name="T15">Interpret</text:span></text:p>
          </table:table-cell>
          <table:table-cell table:style-name="Table8.B4" office:value-type="string">
            <text:p text:style-name="P9"><text:span text:style-name="T15">Assess stability and certainty.</text:span></text:p>
          </table:table-cell>
          <table:table-cell table:style-name="Table8.C4" office:value-type="string">
            <text:p text:style-name="P9"><text:span text:style-name="T15">Decision-focused interpretation.</text:span></text:p>
          </table:table-cell>
        </table:table-row>
        <table:table-row table:style-name="Table8.1">
          <table:table-cell table:style-name="Table8.A3" office:value-type="string">
            <text:p text:style-name="P9"><text:span text:style-name="T15">Refine</text:span></text:p>
          </table:table-cell>
          <table:table-cell table:style-name="Table8.A3" office:value-type="string">
            <text:p text:style-name="P9"><text:span text:style-name="T15">Adjust assumptions and rerun.</text:span></text:p>
          </table:table-cell>
          <table:table-cell table:style-name="Table8.A3" office:value-type="string">
            <text:p text:style-name="P9"><text:span text:style-name="T15">Sensitivity-informed updates.</text:span></text:p>
          </table:table-cell>
        </table:table-row>
        <table:table-row table:style-name="Table8.1">
          <table:table-cell table:style-name="Table8.A6" office:value-type="string">
            <text:p text:style-name="P9"><text:span text:style-name="T15">Report</text:span></text:p>
          </table:table-cell>
          <table:table-cell table:style-name="Table8.B6" office:value-type="string">
            <text:p text:style-name="P9"><text:span text:style-name="T15">Finalize manuscript artifacts.</text:span></text:p>
          </table:table-cell>
          <table:table-cell table:style-name="Table8.C6" office:value-type="string">
            <text:p text:style-name="P9"><text:span text:style-name="T15">Transparent reproducible narrative.</text:span></text:p>
          </table:table-cell>
        </table:table-row>
      </table:table>
      <text:p text:style-name="P7"><text:span text:style-name="T8">Legend: Iterative cycle used to stress-test assumptions and maintain interpretation stability.</text:span></text:p>
      <text:p text:style-name="Standard"/>
      <text:p text:style-name="Standard">Workflow:</text:p>
      <text:list text:continue-numbering="true" text:style-name="WWNum1">
        <text:list-item>
          <text:p text:style-name="P2">Re-run the demo analysis after toggling <text:span text:style-name="T16">the buttons for </text:span><text:s/>sensitivity options and subgroup definitions.</text:p>
        </text:list-item>
        <text:list-item>
          <text:p text:style-name="P2">Compare <text:span text:style-name="T16">the </text:span><text:s/>shape changes in the dose-response curve and pooled effect tables.</text:p>
          <text:p text:style-name="P2"/>
        </text:list-item>
      </text:list>
      <text:p text:style-name="Standard"/>
      <text:h text:style-name="P10" text:outline-level="3">Screenshot interpretation</text:h>
      <text:list text:continue-numbering="true" text:style-name="WWNum1">
        <text:list-item>
          <text:p text:style-name="P2">Figure 1 <text:span text:style-name="T16">a</text:span>ctive analysis interface <text:span text:style-name="T16">and</text:span> operational execution in a browser environment.</text:p>
          <text:p text:style-name="P2"/>
        </text:list-item>
      </text:list>
      <text:p text:style-name="Standard"/>
      <text:h text:style-name="P1" text:outline-level="2">Discussion</text:h>
      <text:p text:style-name="P7"><text:span text:style-name="T14">Table 7. Quality and governance controls</text:span></text:p>
      <table:table table:name="Table9" table:style-name="Table9">
        <table:table-column table:style-name="Table9.A" table:number-columns-repeated="3"/>
        <table:table-header-rows>
          <text:soft-page-break/>
          <table:table-row table:style-name="Table9.1">
            <table:table-cell table:style-name="Table9.A1" office:value-type="string">
              <text:p text:style-name="P9"><text:span text:style-name="T6">Quality Domain</text:span></text:p>
            </table:table-cell>
            <table:table-cell table:style-name="Table9.A1" office:value-type="string">
              <text:p text:style-name="P9"><text:span text:style-name="T6">Control in App</text:span></text:p>
            </table:table-cell>
            <table:table-cell table:style-name="Table9.A1" office:value-type="string">
              <text:p text:style-name="P9"><text:span text:style-name="T6">Publication Relevance</text:span>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9"><text:span text:style-name="T15">Data integrity</text:span></text:p>
          </table:table-cell>
          <table:table-cell table:style-name="Table9.B2" office:value-type="string">
            <text:p text:style-name="P9"><text:span text:style-name="T15">Mandatory field and range checks</text:span></text:p>
          </table:table-cell>
          <table:table-cell table:style-name="Table9.C2" office:value-type="string">
            <text:p text:style-name="P9"><text:span text:style-name="T15">Reduces input-driven bias risk.</text:span></text:p>
          </table:table-cell>
        </table:table-row>
        <table:table-row table:style-name="Table9.1">
          <table:table-cell table:style-name="Table9.A3" office:value-type="string">
            <text:p text:style-name="P9"><text:span text:style-name="T15">Model diagnostics</text:span></text:p>
          </table:table-cell>
          <table:table-cell table:style-name="Table9.A3" office:value-type="string">
            <text:p text:style-name="P9"><text:span text:style-name="T15">Heterogeneity/influence checks</text:span></text:p>
          </table:table-cell>
          <table:table-cell table:style-name="Table9.A3" office:value-type="string">
            <text:p text:style-name="P9"><text:span text:style-name="T15">Supports robust interpretation.</text:span></text:p>
          </table:table-cell>
        </table:table-row>
        <table:table-row table:style-name="Table9.1">
          <table:table-cell table:style-name="Table9.A4" office:value-type="string">
            <text:p text:style-name="P9"><text:span text:style-name="T15">Reproducibility</text:span></text:p>
          </table:table-cell>
          <table:table-cell table:style-name="Table9.B4" office:value-type="string">
            <text:p text:style-name="P9"><text:span text:style-name="T15">Fixed settings and export logs</text:span></text:p>
          </table:table-cell>
          <table:table-cell table:style-name="Table9.C4" office:value-type="string">
            <text:p text:style-name="P9"><text:span text:style-name="T15">Improves rerun consistency.</text:span></text:p>
          </table:table-cell>
        </table:table-row>
        <table:table-row table:style-name="Table9.1">
          <table:table-cell table:style-name="Table9.A3" office:value-type="string">
            <text:p text:style-name="P9"><text:span text:style-name="T15">Governance</text:span></text:p>
          </table:table-cell>
          <table:table-cell table:style-name="Table9.A3" office:value-type="string">
            <text:p text:style-name="P9"><text:span text:style-name="T15">Version-aware artifact handling</text:span></text:p>
          </table:table-cell>
          <table:table-cell table:style-name="Table9.A3" office:value-type="string">
            <text:p text:style-name="P9"><text:span text:style-name="T15">Strengthens auditability in review.</text:span></text:p>
          </table:table-cell>
        </table:table-row>
      </table:table>
      <text:p text:style-name="P7"><text:span text:style-name="T8">Legend: Controls that protect data integrity, reproducibility, and decision accountability.</text:span></text:p>
      <text:p text:style-name="Standard"/>
      <text:p text:style-name="Standard">The main strength <text:span text:style-name="T16">of the app is </text:span><text:s/>practical integration. <text:span text:style-name="T16">You can carry out</text:span> import, model specification, diagnostics, sensitivity checks, and export occur in one interface . The R-validation table <text:span text:style-name="T16">shows</text:span> close agreement for the bench marked scenarios.</text:p>
      <text:p text:style-name="Standard"/>
      <text:p text:style-name="Standard">Key limitations remain important. <text:span text:style-name="T16">V</text:span>alidation scope is bounded to available test scenarios. <text:span text:style-name="T16">The </text:span>external submission readiness still depends on final repository , DOI assignment, and version governance. </text:p>
      <text:p text:style-name="Standard"/>
      <text:h text:style-name="P1" text:outline-level="2">Conclusions</text:h>
      <text:p text:style-name="Standard">Dose Response Pro v18.1 <text:span text:style-name="T16">provides a new </text:span><text:s/>browser workflow for dose-response meta-analysis. <text:span text:style-name="T16">It has</text:span> documented validation evidence <text:span text:style-name="T16">to validate against R</text:span>. <text:span text:style-name="T16">We have</text:span> positioned <text:span text:style-name="T16">it </text:span>for transparent software-method reporting. <text:span text:style-name="T18">This represents a new generation of programs that have a small foot print and are easier to use. </text:span></text:p>
      <text:p text:style-name="Standard"/>
      <text:p text:style-name="Standard"/>
      <text:h text:style-name="P10" text:outline-level="3">Submission figure files <text:span text:style-name="T18">and code </text:span>(separate, 300 DPI; screenshots only)</text:h>
      <text:p text:style-name="Standard">Only full-page screenshots (Figures 1-<text:span text:style-name="T19">3</text:span>) are submitted as separate figure files.</text:p>
      <text:p text:style-name="Standard"/>
      <text:list text:continue-numbering="true" text:style-name="WWNum1">
        <text:list-header>
          <text:p text:style-name="P11">Figure 1: Main application</text:p>
          <text:p text:style-name="P11">Figure 2: Dose response curve </text:p>
          <text:p text:style-name="P11">Figure 3: Bias</text:p>
        </text:list-header>
      </text:list>
      <text:p text:style-name="P12"/>
      <text:list text:continue-numbering="true" text:style-name="WWNum1">
        <text:list-header>
          <text:p text:style-name="P2"/>
        </text:list-header>
        <text:list-item>
          <text:p text:style-name="P2"><text:span text:style-name="T20">GitHub repository: [</text:span><text:a xlink:type="simple" xlink:href="https://github.com/mahmood726-cyber/Metadta" text:style-name="Internet_20_link" text:visited-style-name="Visited_20_Internet_20_Link"><text:span text:style-name="T20">https://github.com/mahmood726-cyber/Metadta</text:span></text:a><text:span text:style-name="T20">]</text:span></text:p>
        </text:list-item>
        <text:list-item>
          <text:p text:style-name="P13"><text:span text:style-name="T21">Final release version: </text:span><text:a xlink:type="simple" xlink:href="https://github.com/mahmood726-cyber/Metadta/releases" text:style-name="Internet_20_link" text:visited-style-name="Visited_20_Internet_20_Link"><text:span text:style-name="T22">https://github.com/mahmood726-cyber/Metadta/releases</text:span></text:a> </text:p>
        </text:list-item>
        <text:list-item>
          <text:p text:style-name="P14">Archived release DOI: [https://doi.org/10.5281/zenodo.18880419]</text:p>
        </text:list-item>
        <text:list-item>
          <text:p text:style-name="P14"><text:soft-page-break/>Version: v18.1 (application title)</text:p>
        </text:list-item>
        <text:list-item>
          <text:p text:style-name="P14">License: <text:span text:style-name="T23">MIT license </text:span></text:p>
        </text:list-item>
      </text:list>
      <text:h text:style-name="P1" text:outline-level="2">Data availability</text:h>
      <text:p text:style-name="Standard">No new underlying data were generated for this software article draft. The software operates on user-supplied evidence datasets and optional demonstration datasets where available.</text:p>
      <text:p text:style-name="Standard"/>
      <text:h text:style-name="P1" text:outline-level="2">Reporting guidelines</text:h>
      <text:p text:style-name="Standard">No separate reporting-checklist file is included in this draft package.</text:p>
      <text:p text:style-name="Standard"/>
      <text:h text:style-name="P1" text:outline-level="2">Declarations</text:h>
      <text:h text:style-name="P10" text:outline-level="3">Competing interests</text:h>
      <text:p text:style-name="Standard">The author declares that no competing interests were disclosed.</text:p>
      <text:p text:style-name="Standard"/>
      <text:h text:style-name="P10" text:outline-level="3">Grant information</text:h>
      <text:p text:style-name="Standard">No specific grant was declared for this manuscript draft.</text:p>
      <text:p text:style-name="Standard"/>
      <text:h text:style-name="P10" text:outline-level="3">Author contributions</text:h>
      <text:p text:style-name="P15">Mahmood Ahmad: conceptualization, software curation, writing, review, and editing</text:p>
      <text:p text:style-name="P16">Niraj Kumar : conceptualization</text:p>
      <text:p text:style-name="P16"><text:s/>Bilaal Dar: conceptualization</text:p>
      <text:p text:style-name="P16"><text:s/>Laiba Khan : conceptualization</text:p>
      <text:p text:style-name="P16"><text:s/>Andrew Woo : conceptualization</text:p>
      <text:h text:style-name="P10" text:outline-level="3">Acknowledgements</text:h>
      <text:p text:style-name="Standard">The author acknowledges contributors to open statistical methods and browser-based scientific visualization ecosystems.</text:p>
      <text:p text:style-name="Standard"/>
      <text:h text:style-name="P1" text:outline-level="2">References</text:h>
      <text:p text:style-name="P17">1. DerSimonian R, Laird N. Meta-analysis in clinical trials. Controlled Clinical Trials. 1986;7(3):177-188.</text:p>
      <text:p text:style-name="P17"><text:soft-page-break/>2. Higgins JPT, Thompson SG. Quantifying heterogeneity in a meta-analysis. Statistics in Medicine. 2002;21(11):1539-1558.</text:p>
      <text:p text:style-name="P17">3. Page MJ, McKenzie JE, Bossuyt PM, et al. The PRISMA 2020 statement: an updated guideline for reporting systematic reviews. BMJ. 2021;372:n71.</text:p>
      <text:p text:style-name="P17">4. Guyatt GH, Oxman AD, Vist GE, et al. GRADE: an emerging consensus on rating quality of evidence and strength of recommendations. BMJ. 2008;336(7650):924-926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6b7280" loext:opacity="100%" style:font-name="Calibri" fo:font-size="8.5pt" fo:font-style="normal" fo:font-weight="normal" style:font-size-asian="8.5pt" style:font-style-asian="normal" style:font-weight-asian="normal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se Response Pro | F1000 Software Tool Article</text:span></text:p>
      </style:header>
      <style:footer>
        <text:p text:style-name="MP2"><text:span text:style-name="MT1">Page </text:span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Dose Response Pro: F1000 Software Tool Article</dc:title>
    <dc:subject>Software tool manuscript for F1000Research</dc:subject>
    <meta:initial-creator>Mahmood Ahmad</meta:initial-creator>
    <meta:keyword>F1000Research</meta:keyword>
    <meta:keyword>software</meta:keyword>
    <meta:keyword>tool</meta:keyword>
    <meta:keyword>evidence</meta:keyword>
    <meta:keyword>synthesis</meta:keyword>
    <meta:keyword>reproducibility</meta:keyword>
    <dc:description>generated by python-docx</dc:description>
    <meta:editing-cycles>7</meta:editing-cycles>
    <meta:creation-date>2013-12-23T23:15:00</meta:creation-date>
    <dc:date>2026-03-05T21:19:38.976828900</dc:date>
    <meta:editing-duration>PT1H45M9S</meta:editing-duration>
    <meta:generator>LibreOffice/25.2.7.2$Windows_X86_64 LibreOffice_project/5cbfd1ab6520636bb5f7b99185aa69bd7456825d</meta:generator>
    <meta:document-statistic meta:table-count="9" meta:image-count="0" meta:object-count="0" meta:page-count="9" meta:paragraph-count="263" meta:word-count="1693" meta:character-count="12725" meta:non-whitespace-character-count="11298"/>
    <meta:user-defined meta:name="AppVersion">14.0000</meta:user-defined>
    <meta:template xlink:type="simple" xlink:actuate="onRequest" xlink:title="Normal.dotm" xlink:href=""/>
  </office:meta>
</office:document-meta>
</file>